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04cm" style:rel-column-width="11579*"/>
    </style:style>
    <style:style style:name="Table1.B" style:family="table-column">
      <style:table-column-properties style:column-width="2.79cm" style:rel-column-width="10757*"/>
    </style:style>
    <style:style style:name="Table1.C" style:family="table-column">
      <style:table-column-properties style:column-width="2.805cm" style:rel-column-width="10811*"/>
    </style:style>
    <style:style style:name="Table1.D" style:family="table-column">
      <style:table-column-properties style:column-width="2.898cm" style:rel-column-width="11171*"/>
    </style:style>
    <style:style style:name="Table1.F" style:family="table-column">
      <style:table-column-properties style:column-width="2.699cm" style:rel-column-width="104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erif" fo:font-size="16pt" style:text-underline-style="none" fo:font-weight="bold" officeooo:rsid="0005b40f" officeooo:paragraph-rsid="0005b40f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bold" officeooo:rsid="000ff3c7" officeooo:paragraph-rsid="000ff3c7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fo:language="fr" fo:country="FR" style:text-underline-style="none" fo:font-weight="bold" officeooo:rsid="002746d1" officeooo:paragraph-rsid="002746d1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Liberation Serif" fo:font-size="16pt" fo:font-style="normal" style:text-underline-style="none" fo:font-weight="bold" officeooo:rsid="00358f7b" officeooo:paragraph-rsid="00238544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text-properties style:font-name="Liberation Serif" fo:font-size="12pt" style:text-underline-style="none" officeooo:rsid="001b0639" officeooo:paragraph-rsid="0005b40f" style:font-size-asian="12pt" style:font-size-complex="12pt"/>
    </style:style>
    <style:style style:name="P7" style:family="paragraph" style:parent-style-name="Standard">
      <style:text-properties style:font-name="Liberation Serif" fo:font-size="12pt" style:text-underline-style="none" officeooo:rsid="0005b40f" officeooo:paragraph-rsid="0005b40f" style:font-size-asian="12pt" style:font-size-complex="12pt"/>
    </style:style>
    <style:style style:name="P8" style:family="paragraph" style:parent-style-name="Standard">
      <style:text-properties style:font-name="Liberation Serif" fo:font-size="12pt" style:text-underline-style="none" officeooo:rsid="0005b40f" officeooo:paragraph-rsid="00123480" style:font-size-asian="12pt" style:font-size-complex="12pt"/>
    </style:style>
    <style:style style:name="P9" style:family="paragraph" style:parent-style-name="Standard">
      <style:text-properties style:font-name="Liberation Serif" fo:font-size="12pt" style:text-underline-style="none" fo:font-weight="normal" officeooo:rsid="0009c4ac" officeooo:paragraph-rsid="0009c4a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9c4ac" officeooo:paragraph-rsid="0009c4a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9c4ac" officeooo:paragraph-rsid="0009c4a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abf18" officeooo:paragraph-rsid="000abf1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f3c7" officeooo:paragraph-rsid="000ff3c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1860d" officeooo:paragraph-rsid="0011860d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style:text-underline-style="none" officeooo:rsid="001b0639" officeooo:paragraph-rsid="0005b40f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language="fr" fo:country="FR" style:text-underline-style="none" fo:font-weight="normal" officeooo:rsid="0009c4ac" officeooo:paragraph-rsid="0009c4a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language="fr" fo:country="FR" style:text-underline-style="none" fo:font-weight="normal" officeooo:rsid="0014e94e" officeooo:paragraph-rsid="0014e94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language="fr" fo:country="FR" style:text-underline-style="none" fo:font-weight="normal" officeooo:rsid="0014e94e" officeooo:paragraph-rsid="001de8f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language="fr" fo:country="FR" style:text-underline-style="none" fo:font-weight="normal" officeooo:rsid="00195509" officeooo:paragraph-rsid="0019550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fo:language="fr" fo:country="FR" style:text-underline-style="none" fo:font-weight="normal" officeooo:rsid="00195509" officeooo:paragraph-rsid="0019550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language="fr" fo:country="FR" style:text-underline-style="none" fo:font-weight="normal" officeooo:rsid="0025ab0f" officeooo:paragraph-rsid="001acf2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language="fr" fo:country="FR" style:text-underline-style="none" fo:font-weight="normal" officeooo:rsid="0025ab0f" officeooo:paragraph-rsid="001de8f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language="fr" fo:country="FR" style:text-underline-style="none" fo:font-weight="normal" officeooo:rsid="001d52b2" officeooo:paragraph-rsid="001d52b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2pt" fo:language="fr" fo:country="FR" style:text-underline-style="none" fo:font-weight="normal" officeooo:rsid="001d52b2" officeooo:paragraph-rsid="001d52b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273fa4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24bbc1" officeooo:paragraph-rsid="002790b5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24bbc1" officeooo:paragraph-rsid="0024bbc1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24bbc1" officeooo:paragraph-rsid="00273fa4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24bbc1" officeooo:paragraph-rsid="002790b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Liberation Serif" fo:font-size="6pt" style:text-underline-style="none" fo:font-weight="normal" officeooo:rsid="0005b40f" officeooo:paragraph-rsid="0005b40f" style:font-size-asian="5.25pt" style:font-weight-asian="normal" style:font-size-complex="6pt" style:font-weight-complex="normal"/>
    </style:style>
    <style:style style:name="P31" style:family="paragraph" style:parent-style-name="Standard">
      <style:text-properties style:font-name="Liberation Serif" fo:font-size="6pt" style:text-underline-style="none" fo:font-weight="normal" officeooo:rsid="0009c4ac" officeooo:paragraph-rsid="0009c4ac" style:font-size-asian="5.25pt" style:font-weight-asian="normal" style:font-size-complex="6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6pt" style:text-underline-style="none" fo:font-weight="normal" officeooo:rsid="0009c4ac" officeooo:paragraph-rsid="0009c4ac" style:font-size-asian="5.25pt" style:font-weight-asian="normal" style:font-size-complex="6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6pt" style:text-underline-style="none" fo:font-weight="normal" officeooo:rsid="0009c4ac" officeooo:paragraph-rsid="0009c4ac" style:font-size-asian="5.25pt" style:font-weight-asian="normal" style:font-size-complex="6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6pt" style:text-underline-style="none" fo:font-weight="normal" officeooo:rsid="000ff3c7" officeooo:paragraph-rsid="000ff3c7" style:font-size-asian="5.25pt" style:font-weight-asian="normal" style:font-size-complex="6pt" style:font-weight-complex="normal"/>
    </style:style>
    <style:style style:name="P35" style:family="paragraph" style:parent-style-name="Standard">
      <style:text-properties style:font-name="Liberation Serif" fo:font-size="6pt" style:text-underline-style="none" officeooo:rsid="0005b40f" officeooo:paragraph-rsid="00123480" style:font-size-asian="5.25pt" style:font-size-complex="6pt"/>
    </style:style>
    <style:style style:name="P36" style:family="paragraph" style:parent-style-name="Standard">
      <style:text-properties style:font-name="Liberation Serif" fo:font-size="6pt" style:text-underline-style="none" officeooo:rsid="001b0639" officeooo:paragraph-rsid="0005b40f" style:font-size-asian="5.25pt" style:font-size-complex="6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6pt" fo:language="fr" fo:country="FR" style:text-underline-style="none" fo:font-weight="normal" officeooo:rsid="0014e94e" officeooo:paragraph-rsid="0014e94e" style:font-size-asian="5.25pt" style:font-weight-asian="normal" style:font-size-complex="6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6pt" fo:language="fr" fo:country="FR" style:text-underline-style="none" fo:font-weight="normal" officeooo:rsid="0009c4ac" officeooo:paragraph-rsid="0009c4ac" style:font-size-asian="5.25pt" style:font-weight-asian="normal" style:font-size-complex="6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6pt" fo:language="fr" fo:country="FR" style:text-underline-style="none" fo:font-weight="normal" officeooo:rsid="002746d1" officeooo:paragraph-rsid="002746d1" style:font-size-asian="5.25pt" style:font-weight-asian="normal" style:font-size-complex="6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6pt" fo:language="fr" fo:country="FR" style:text-underline-style="none" fo:font-weight="normal" officeooo:rsid="00195509" officeooo:paragraph-rsid="00195509" style:font-size-asian="5.25pt" style:font-weight-asian="normal" style:font-size-complex="6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6pt" fo:language="fr" fo:country="FR" style:text-underline-style="none" fo:font-weight="normal" officeooo:rsid="001d52b2" officeooo:paragraph-rsid="001d52b2" style:font-size-asian="5.25pt" style:font-weight-asian="normal" style:font-size-complex="6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6pt" fo:language="fr" fo:country="FR" style:text-underline-style="none" fo:font-weight="normal" officeooo:rsid="0025ab0f" officeooo:paragraph-rsid="001de8f0" style:font-size-asian="5.25pt" style:font-weight-asian="normal" style:font-size-complex="6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24bbc1" officeooo:paragraph-rsid="0024bbc1" style:font-size-asian="5.25pt" style:font-style-asian="normal" style:font-weight-asian="normal" style:font-size-complex="6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24bbc1" officeooo:paragraph-rsid="00238544" style:font-size-asian="5.25pt" style:font-style-asian="normal" style:font-weight-asian="normal" style:font-size-complex="6pt" style:font-style-complex="normal" style:font-weight-complex="normal"/>
    </style:style>
    <style:style style:name="P45" style:family="paragraph" style:parent-style-name="Standard">
      <style:text-properties style:font-name="Liberation Serif" fo:font-size="6pt" fo:font-style="normal" style:text-underline-style="none" fo:font-weight="bold" officeooo:rsid="00358f7b" officeooo:paragraph-rsid="00238544" style:font-size-asian="5.25pt" style:font-style-asian="normal" style:font-weight-asian="bold" style:font-size-complex="6pt" style:font-style-complex="normal" style:font-weight-complex="bold"/>
    </style:style>
    <style:style style:name="P46" style:family="paragraph" style:parent-style-name="Standard">
      <style:text-properties fo:font-size="24pt" fo:font-weight="bold" officeooo:rsid="0005b40f" officeooo:paragraph-rsid="0005b40f" style:font-size-asian="21pt" style:font-weight-asian="bold" style:font-size-complex="24pt" style:font-weight-complex="bold"/>
    </style:style>
    <style:style style:name="P47" style:family="paragraph" style:parent-style-name="Standard">
      <style:text-properties fo:font-size="6pt" fo:font-weight="normal" officeooo:rsid="002cf192" officeooo:paragraph-rsid="001acf22" style:font-size-asian="5.25pt" style:font-weight-asian="normal" style:font-size-complex="6pt" style:font-weight-complex="normal"/>
    </style:style>
    <style:style style:name="P48" style:family="paragraph" style:parent-style-name="Standard">
      <style:text-properties fo:font-size="12pt" fo:font-weight="normal" officeooo:rsid="002cf192" officeooo:paragraph-rsid="001acf22" style:font-size-asian="10.5pt" style:font-weight-asian="normal" style:font-size-complex="12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2pt" officeooo:rsid="0014e94e" officeooo:paragraph-rsid="0014e94e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2pt" style:font-size-asian="10.5pt" style:font-size-complex="12pt"/>
    </style:style>
    <style:style style:name="P51" style:family="paragraph" style:parent-style-name="Standard" style:list-style-name="L1">
      <style:text-properties style:font-name="Liberation Serif" fo:font-size="12pt" style:text-underline-style="none" officeooo:rsid="0005b40f" officeooo:paragraph-rsid="0005b40f" style:font-size-asian="12pt" style:font-size-complex="12pt"/>
    </style:style>
    <style:style style:name="P52" style:family="paragraph" style:parent-style-name="Standard" style:list-style-name="L1">
      <style:text-properties style:font-name="Liberation Serif" fo:font-size="12pt" style:text-underline-style="none" officeooo:rsid="00075096" officeooo:paragraph-rsid="00075096" style:font-size-asian="12pt" style:font-size-complex="12pt"/>
    </style:style>
    <style:style style:name="P53" style:family="paragraph" style:parent-style-name="Standard" style:list-style-name="L1">
      <style:text-properties style:font-name="Liberation Serif" fo:font-size="12pt" style:text-underline-style="none" officeooo:rsid="0005b40f" officeooo:paragraph-rsid="0005b40f" style:font-size-asian="10.5pt" style:font-size-complex="12pt"/>
    </style:style>
    <style:style style:name="P54" style:family="paragraph" style:parent-style-name="Standard" style:list-style-name="L2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24bbc1" officeooo:paragraph-rsid="0024bbc1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24bbc1" officeooo:paragraph-rsid="0024bbc1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1">
      <style:text-properties style:font-name="Liberation Serif" fo:font-size="6pt" style:text-underline-style="none" officeooo:rsid="0005b40f" officeooo:paragraph-rsid="0005b40f" style:font-size-asian="5.25pt" style:font-size-complex="6pt"/>
    </style:style>
    <style:style style:name="P57" style:family="paragraph" style:parent-style-name="Standard" style:list-style-name="L1">
      <style:text-properties style:font-name="Liberation Serif" fo:font-size="6pt" style:text-underline-style="none" officeooo:rsid="00075096" officeooo:paragraph-rsid="00075096" style:font-size-asian="5.25pt" style:font-size-complex="6pt"/>
    </style:style>
    <style:style style:name="P58" style:family="paragraph" style:parent-style-name="Standard" style:list-style-name="L2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24bbc1" officeooo:paragraph-rsid="0024bbc1" style:font-size-asian="5.25pt" style:font-style-asian="normal" style:font-weight-asian="normal" style:font-size-complex="6pt" style:font-style-complex="normal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24bbc1" officeooo:paragraph-rsid="0024bbc1" style:font-size-asian="5.25pt" style:font-style-asian="normal" style:font-weight-asian="normal" style:font-size-complex="6pt" style:font-style-complex="normal" style:font-weight-complex="normal"/>
    </style:style>
    <style:style style:name="T1" style:family="text">
      <style:text-properties style:font-name="Liberation Serif" style:text-underline-style="none" style:font-size-asian="24pt"/>
    </style:style>
    <style:style style:name="T2" style:family="text">
      <style:text-properties style:font-name="Liberation Serif" style:text-underline-style="none" officeooo:rsid="000ee820" style:font-size-asian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3480" style:font-weight-asian="bold" style:font-weight-complex="bold"/>
    </style:style>
    <style:style style:name="T5" style:family="text">
      <style:text-properties fo:font-weight="bold" style:font-size-asian="12pt" style:font-weight-asian="bold" style:font-weight-complex="bold"/>
    </style:style>
    <style:style style:name="T6" style:family="text">
      <style:text-properties fo:font-weight="bold" officeooo:rsid="000ff3c7" style:font-size-asian="12pt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4bbc1" style:font-weight-asian="normal" style:font-weight-complex="normal"/>
    </style:style>
    <style:style style:name="T9" style:family="text">
      <style:text-properties fo:font-weight="normal" officeooo:rsid="00286bb3" style:font-weight-asian="normal" style:font-weight-complex="normal"/>
    </style:style>
    <style:style style:name="T10" style:family="text">
      <style:text-properties officeooo:rsid="0011860d"/>
    </style:style>
    <style:style style:name="T11" style:family="text">
      <style:text-properties style:font-size-asian="12pt"/>
    </style:style>
    <style:style style:name="T12" style:family="text">
      <style:text-properties officeooo:rsid="000ff3c7" style:font-size-asian="12pt"/>
    </style:style>
    <style:style style:name="T13" style:family="text">
      <style:text-properties officeooo:rsid="0011860d" style:font-size-asian="12pt"/>
    </style:style>
    <style:style style:name="T14" style:family="text">
      <style:text-properties officeooo:rsid="00123480"/>
    </style:style>
    <style:style style:name="T15" style:family="text">
      <style:text-properties officeooo:rsid="0014e94e"/>
    </style:style>
    <style:style style:name="T16" style:family="text">
      <style:text-properties officeooo:rsid="002b1290"/>
    </style:style>
    <style:style style:name="T17" style:family="text">
      <style:text-properties fo:font-style="italic" officeooo:rsid="002b1290" style:font-style-asian="italic" style:font-style-complex="italic"/>
    </style:style>
    <style:style style:name="T18" style:family="text">
      <style:text-properties officeooo:rsid="0017d582"/>
    </style:style>
    <style:style style:name="T19" style:family="text">
      <style:text-properties officeooo:rsid="00195509"/>
    </style:style>
    <style:style style:name="T20" style:family="text">
      <style:text-properties style:text-position="super 58%"/>
    </style:style>
    <style:style style:name="T21" style:family="text">
      <style:text-properties style:text-position="0% 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2">V</text:span><text:span text:style-name="T1">ariable aléatoire discrète</text:span></text:p>
      <text:p text:style-name="P6"/>
      <text:p text:style-name="P8"><text:span text:style-name="T4">Exemple</text:span><text:span text:style-name="T14"> :</text:span></text:p>
      <text:p text:style-name="P35"/>
      <text:p text:style-name="P8">Une urne contient 3 boules numérotées de 1 à 3, indiscernables au toucher. On procède à deux tirages successifs d’une boule, en remettant à chaque tirage le boule dans l’urne. On s’interesse à la somme des numéros inscrits sur le 2 boules tirées.</text:p>
      <text:p text:style-name="P7"/>
      <text:list xml:id="list2949970818" text:style-name="L1">
        <text:list-item>
          <text:p text:style-name="P51">Quels sont les tirages possibles ? En déduire l’univers.</text:p>
          <text:p text:style-name="P56"/>
          <text:p text:style-name="P51"><draw:frame draw:style-name="fr1" draw:name="Object1" text:anchor-type="as-char" svg:y="-0.415cm" svg:width="10.104cm" svg:height="0.563cm" draw:z-index="0"><draw:object xlink:href="./Object 1" xlink:type="simple" xlink:show="embed" xlink:actuate="onLoad"/><draw:image xlink:href="./ObjectReplacements/Object 1" xlink:type="simple" xlink:show="embed" xlink:actuate="onLoad"/></draw:frame>.</text:p>
          <text:p text:style-name="P53"/>
        </text:list-item>
        <text:list-item>
          <text:p text:style-name="P51">Quels sont les sommes possibles ?</text:p>
          <text:p text:style-name="P56"/>
          <text:p text:style-name="P51">Les sommes possibles sont : 2, 3, 4, 5 et 6.</text:p>
          <text:p text:style-name="P53"/>
        </text:list-item>
        <text:list-item>
          <text:p text:style-name="P51">Quelle est la probabilité d’obtenir l’une de ces sommes ?</text:p>
          <text:p text:style-name="P56"/>
          <text:p text:style-name="P52">Les événements élémentaires de <draw:frame draw:style-name="fr1" draw:name="Object2" text:anchor-type="as-char" svg:y="-0.305cm" svg:width="0.524cm" svg:height="0.326cm" draw:z-index="1"><draw:object xlink:href="./Object 2" xlink:type="simple" xlink:show="embed" xlink:actuate="onLoad"/><draw:image xlink:href="./ObjectReplacements/Object 2" xlink:type="simple" xlink:show="embed" xlink:actuate="onLoad"/></draw:frame><text:s/>sont équiprobables :</text:p>
          <text:p text:style-name="P52"><draw:frame draw:style-name="fr1" draw:name="Object3" text:anchor-type="as-char" svg:y="-0.619cm" svg:width="5.457cm" svg:height="0.998cm" draw:z-index="2"><draw:object xlink:href="./Object 3" xlink:type="simple" xlink:show="embed" xlink:actuate="onLoad"/><draw:image xlink:href="./ObjectReplacements/Object 3" xlink:type="simple" xlink:show="embed" xlink:actuate="onLoad"/></draw:frame>.</text:p>
          <text:p text:style-name="P57"/>
          <text:p text:style-name="P52">À chaque couple, on fait correspondre la somme des numéros.</text:p>
          <text:p text:style-name="P57"/>
          <text:p text:style-name="P52">On définit ainsi une application <draw:frame draw:style-name="fr1" draw:name="Object4" text:anchor-type="as-char" svg:y="-0.377cm" svg:width="0.527cm" svg:height="0.467cm" draw:z-index="3"><draw:object xlink:href="./Object 4" xlink:type="simple" xlink:show="embed" xlink:actuate="onLoad"/><draw:image xlink:href="./ObjectReplacements/Object 4" xlink:type="simple" xlink:show="embed" xlink:actuate="onLoad"/></draw:frame><text:s/>de <draw:frame draw:style-name="fr1" draw:name="Object5" text:anchor-type="as-char" svg:y="-0.305cm" svg:width="0.524cm" svg:height="0.326cm" draw:z-index="4"><draw:object xlink:href="./Object 5" xlink:type="simple" xlink:show="embed" xlink:actuate="onLoad"/><draw:image xlink:href="./ObjectReplacements/Object 5" xlink:type="simple" xlink:show="embed" xlink:actuate="onLoad"/></draw:frame><text:s/>dans <draw:frame draw:style-name="fr1" draw:name="Object6" text:anchor-type="as-char" svg:y="-0.295cm" svg:width="0.526cm" svg:height="0.385cm" draw:z-index="5"><draw:object xlink:href="./Object 6" xlink:type="simple" xlink:show="embed" xlink:actuate="onLoad"/><draw:image xlink:href="./ObjectReplacements/Object 6" xlink:type="simple" xlink:show="embed" xlink:actuate="onLoad"/></draw:frame>.</text:p>
          <text:p text:style-name="P57"/>
          <text:p text:style-name="P52">La somme 2 correspond à l’événement <draw:frame draw:style-name="fr1" draw:name="Object7" text:anchor-type="as-char" svg:y="-0.386cm" svg:width="1.395cm" svg:height="0.50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noté <draw:frame draw:style-name="fr1" draw:name="Object8" text:anchor-type="as-char" svg:y="-0.377cm" svg:width="1.095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/>d’où</text:p>
          <text:p text:style-name="P57"/>
          <text:p text:style-name="P52"><draw:frame draw:style-name="fr1" draw:name="Object9" text:anchor-type="as-char" svg:y="-0.619cm" svg:width="4.524cm" svg:height="0.998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text:p text:style-name="P57"/>
          <text:p text:style-name="P52">On définit de même :</text:p>
          <text:p text:style-name="P57"/>
          <text:p text:style-name="P52"><draw:frame draw:style-name="fr1" draw:name="Object10" text:anchor-type="as-char" svg:y="-0.619cm" svg:width="5.549cm" svg:height="0.998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text:p text:style-name="P57"/>
          <text:p text:style-name="P52"><draw:frame draw:style-name="fr1" draw:name="Object11" text:anchor-type="as-char" svg:y="-0.619cm" svg:width="6.597cm" svg:height="0.99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text:p text:style-name="P57"/>
          <text:p text:style-name="P52"><draw:frame draw:style-name="fr1" draw:name="Object12" text:anchor-type="as-char" svg:y="-0.619cm" svg:width="5.554cm" svg:height="0.998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57"/>
          <text:p text:style-name="P52"><draw:frame draw:style-name="fr1" draw:name="Object13" text:anchor-type="as-char" svg:y="-0.619cm" svg:width="4.54cm" svg:height="0.998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</text:list-item>
      </text:list>
      <text:p text:style-name="P36"/>
      <text:p text:style-name="P15"/>
      <text:p text:style-name="P2">Définition</text:p>
      <text:p text:style-name="P30"/>
      <text:p text:style-name="P9">Soit <draw:frame draw:style-name="fr1" draw:name="Object14" text:anchor-type="as-char" svg:y="-0.305cm" svg:width="0.524cm" svg:height="0.326cm" draw:z-index="13"><draw:object xlink:href="./Object 14" xlink:type="simple" xlink:show="embed" xlink:actuate="onLoad"/><draw:image xlink:href="./ObjectReplacements/Object 14" xlink:type="simple" xlink:show="embed" xlink:actuate="onLoad"/></draw:frame><text:s/>un univers fini à <draw:frame draw:style-name="fr1" draw:name="Object15" text:anchor-type="as-char" svg:y="-0.377cm" svg:width="0.547cm" svg:height="0.467cm" draw:z-index="14"><draw:object xlink:href="./Object 15" xlink:type="simple" xlink:show="embed" xlink:actuate="onLoad"/><draw:image xlink:href="./ObjectReplacements/Object 15" xlink:type="simple" xlink:show="embed" xlink:actuate="onLoad"/></draw:frame><text:s/>éventualités, <draw:frame draw:style-name="fr1" draw:name="Object16" text:anchor-type="as-char" svg:y="-0.377cm" svg:width="3.291cm" svg:height="0.531cm" draw:z-index="15"><draw:object xlink:href="./Object 16" xlink:type="simple" xlink:show="embed" xlink:actuate="onLoad"/><draw:image xlink:href="./ObjectReplacements/Object 16" xlink:type="simple" xlink:show="embed" xlink:actuate="onLoad"/></draw:frame><text:s/><draw:frame draw:style-name="fr1" draw:name="Object17" text:anchor-type="as-char" svg:y="-0.386cm" svg:width="1.535cm" svg:height="0.508cm" draw:z-index="16"><draw:object xlink:href="./Object 17" xlink:type="simple" xlink:show="embed" xlink:actuate="onLoad"/><draw:image xlink:href="./ObjectReplacements/Object 17" xlink:type="simple" xlink:show="embed" xlink:actuate="onLoad"/></draw:frame>.</text:p>
      <text:p text:style-name="P9">On appelle <text:span text:style-name="T3">variable aléatoire</text:span> toute application <draw:frame draw:style-name="fr1" draw:name="Object18" text:anchor-type="as-char" svg:y="-0.377cm" svg:width="0.527cm" svg:height="0.467cm" draw:z-index="17"><draw:object xlink:href="./Object 18" xlink:type="simple" xlink:show="embed" xlink:actuate="onLoad"/><draw:image xlink:href="./ObjectReplacements/Object 18" xlink:type="simple" xlink:show="embed" xlink:actuate="onLoad"/></draw:frame><text:s/>de <draw:frame draw:style-name="fr1" draw:name="Object19" text:anchor-type="as-char" svg:y="-0.305cm" svg:width="0.524cm" svg:height="0.326cm" draw:z-index="18"><draw:object xlink:href="./Object 19" xlink:type="simple" xlink:show="embed" xlink:actuate="onLoad"/><draw:image xlink:href="./ObjectReplacements/Object 19" xlink:type="simple" xlink:show="embed" xlink:actuate="onLoad"/></draw:frame><text:s/>dans <draw:frame draw:style-name="fr1" draw:name="Object20" text:anchor-type="as-char" svg:y="-0.295cm" svg:width="0.526cm" svg:height="0.385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31"/>
      <text:p text:style-name="P10"><draw:frame draw:style-name="fr1" draw:name="Object21" text:anchor-type="as-char" svg:y="-0.377cm" svg:width="1.767cm" svg:height="0.46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32"/>
      <text:p text:style-name="P10"><draw:frame draw:style-name="fr1" draw:name="Object22" text:anchor-type="as-char" svg:y="-0.377cm" svg:width="1.277cm" svg:height="0.531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32"/>
      <text:p text:style-name="P11"><draw:frame draw:style-name="fr1" draw:name="Object23" text:anchor-type="as-char" svg:y="-0.377cm" svg:width="0.508cm" svg:height="0.531cm" draw:z-index="22"><draw:object xlink:href="./Object 23" xlink:type="simple" xlink:show="embed" xlink:actuate="onLoad"/><draw:image xlink:href="./ObjectReplacements/Object 23" xlink:type="simple" xlink:show="embed" xlink:actuate="onLoad"/></draw:frame><text:s/>est appelé <text:span text:style-name="T3">valeur</text:span> de la variable aléatoire <draw:frame draw:style-name="fr1" draw:name="Object24" text:anchor-type="as-char" svg:y="-0.377cm" svg:width="0.527cm" svg:height="0.467cm" draw:z-index="23"><draw:object xlink:href="./Object 24" xlink:type="simple" xlink:show="embed" xlink:actuate="onLoad"/><draw:image xlink:href="./ObjectReplacements/Object 24" xlink:type="simple" xlink:show="embed" xlink:actuate="onLoad"/></draw:frame>.</text:p>
      <text:p text:style-name="P33"/>
      <text:p text:style-name="P12">Lorsque l’univers <draw:frame draw:style-name="fr1" draw:name="Object25" text:anchor-type="as-char" svg:y="-0.305cm" svg:width="0.524cm" svg:height="0.326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text:s/>est fini la variable aléatoire <draw:frame draw:style-name="fr1" draw:name="Object26" text:anchor-type="as-char" svg:y="-0.377cm" svg:width="0.527cm" svg:height="0.467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text:s/>est dite <text:span text:style-name="T3">discrète</text:span>.</text:p>
      <text:p text:style-name="P11"/>
      <text:p text:style-name="P3"><text:soft-page-break/>Loi de probabilité d’une variable aléatoire discrète</text:p>
      <text:p text:style-name="P34"/>
      <text:p text:style-name="P14">Soit <draw:frame draw:style-name="fr1" draw:name="Object29" text:anchor-type="as-char" svg:y="-0.377cm" svg:width="0.527cm" svg:height="0.467cm" draw:z-index="27"><draw:object xlink:href="./Object 29" xlink:type="simple" xlink:show="embed" xlink:actuate="onLoad"/><draw:image xlink:href="./ObjectReplacements/Object 29" xlink:type="simple" xlink:show="embed" xlink:actuate="onLoad"/></draw:frame><text:s/>une variable aléatoire de valeurs <draw:frame draw:style-name="fr1" draw:name="Object28" text:anchor-type="as-char" svg:y="-0.377cm" svg:width="0.508cm" svg:height="0.531cm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.</text:p>
      <text:p text:style-name="P14">L’ensemble des couples <draw:frame draw:style-name="fr1" draw:name="Object27" text:anchor-type="as-char" svg:y="-0.386cm" svg:width="2.644cm" svg:height="0.542cm" draw:z-index="26"><draw:object xlink:href="./Object 27" xlink:type="simple" xlink:show="embed" xlink:actuate="onLoad"/><draw:image xlink:href="./ObjectReplacements/Object 27" xlink:type="simple" xlink:show="embed" xlink:actuate="onLoad"/></draw:frame><text:s/>constitue la <text:span text:style-name="T3">l</text:span><text:span text:style-name="T6">oi de probabilité d</text:span><text:span text:style-name="T5">e la</text:span><text:span text:style-name="T6"> variable aléatoire</text:span><text:span text:style-name="T12">.</text:span></text:p>
      <text:p text:style-name="P13"/>
      <text:p text:style-name="P16"><text:span text:style-name="T15">P</text:span>ar rapport à l'exemple précédent :</text:p>
      <text:p text:style-name="P38"/>
      <text:p text:style-name="P17">La <text:span text:style-name="T10">l</text:span><text:span text:style-name="T12">oi de probabilité d</text:span><text:span text:style-name="T13">e </text:span><text:span text:style-name="T13"><draw:frame draw:style-name="fr1" draw:name="Object30" text:anchor-type="as-char" svg:y="-0.377cm" svg:width="0.527cm" svg:height="0.467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3"><text:s/></text:span><text:span text:style-name="T11">est définie par le tableau de probabilité suivant :</text:span></text:p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office:value-type="string">
            <text:p text:style-name="P50"><text:span text:style-name="T18">Valeurs de </text:span><draw:frame draw:style-name="fr1" draw:name="Object31" text:anchor-type="as-char" svg:y="-0.377cm" svg:width="0.508cm" svg:height="0.531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1.A1" office:value-type="string">
            <text:p text:style-name="P49"><draw:frame draw:style-name="fr1" draw:name="Object33" text:anchor-type="as-char" svg:y="-0.377cm" svg:width="0.413cm" svg:height="0.467cm" draw:z-index="32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1.A1" office:value-type="string">
            <text:p text:style-name="P49"><draw:frame draw:style-name="fr1" draw:name="Object34" text:anchor-type="as-char" svg:y="-0.377cm" svg:width="0.418cm" svg:height="0.467cm" draw:z-index="3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1.A1" office:value-type="string">
            <text:p text:style-name="P49"><draw:frame draw:style-name="fr1" draw:name="Object35" text:anchor-type="as-char" svg:y="-0.377cm" svg:width="0.439cm" svg:height="0.467cm" draw:z-index="34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1.A1" office:value-type="string">
            <text:p text:style-name="P49"><draw:frame draw:style-name="fr1" draw:name="Object36" text:anchor-type="as-char" svg:y="-0.377cm" svg:width="0.416cm" svg:height="0.467cm" draw:z-index="35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1.F1" office:value-type="string">
            <text:p text:style-name="P49"><draw:frame draw:style-name="fr1" draw:name="Object37" text:anchor-type="as-char" svg:y="-0.377cm" svg:width="0.423cm" svg:height="0.467cm" draw:z-index="36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0"><draw:frame draw:style-name="fr1" draw:name="Object32" text:anchor-type="as-char" svg:y="-0.386cm" svg:width="1.831cm" svg:height="0.542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1.A2" office:value-type="string">
            <text:p text:style-name="P49"><draw:frame draw:style-name="fr1" draw:name="Object38" text:anchor-type="as-char" svg:y="-0.619cm" svg:width="0.506cm" svg:height="0.998cm" draw:z-index="37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le1.A2" office:value-type="string">
            <text:p text:style-name="P49"><draw:frame draw:style-name="fr1" draw:name="Object39" text:anchor-type="as-char" svg:y="-0.619cm" svg:width="0.506cm" svg:height="0.998cm" draw:z-index="38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e1.A2" office:value-type="string">
            <text:p text:style-name="P49"><draw:frame draw:style-name="fr1" draw:name="Object40" text:anchor-type="as-char" svg:y="-0.619cm" svg:width="0.506cm" svg:height="0.998cm" draw:z-index="39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1.A2" office:value-type="string">
            <text:p text:style-name="P49"><draw:frame draw:style-name="fr1" draw:name="Object41" text:anchor-type="as-char" svg:y="-0.619cm" svg:width="0.506cm" svg:height="0.998cm" draw:z-index="40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1.F2" office:value-type="string">
            <text:p text:style-name="P49"><draw:frame draw:style-name="fr1" draw:name="Object42" text:anchor-type="as-char" svg:y="-0.619cm" svg:width="0.506cm" svg:height="0.998cm" draw:z-index="41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</table:table-row>
      </table:table>
      <text:p text:style-name="P37"/>
      <text:p text:style-name="P17">On vérifie que la somme des probabilités vaut 1.</text:p>
      <text:p text:style-name="P17"/>
      <text:p text:style-name="P17"/>
      <text:p text:style-name="P4"><text:span text:style-name="T16">Valeurs caractéristique d’une variable aléatoire à </text:span><text:span text:style-name="T17">n</text:span><text:span text:style-name="T16"> valeurs réelles</text:span></text:p>
      <text:p text:style-name="P39"/>
      <text:p text:style-name="P19">On appelle <text:span text:style-name="T3">espérance mathématique</text:span> de la variable aléatoire <draw:frame draw:style-name="fr1" draw:name="Object43" text:anchor-type="as-char" svg:y="-0.377cm" svg:width="0.527cm" svg:height="0.467cm" draw:z-index="42"><draw:object xlink:href="./Object 43" xlink:type="simple" xlink:show="embed" xlink:actuate="onLoad"/><draw:image xlink:href="./ObjectReplacements/Object 43" xlink:type="simple" xlink:show="embed" xlink:actuate="onLoad"/></draw:frame><text:s/>le nombre réel, noté <draw:frame draw:style-name="fr1" draw:name="Object44" text:anchor-type="as-char" svg:y="-0.386cm" svg:width="1.177cm" svg:height="0.508cm" draw:z-index="43"><draw:object xlink:href="./Object 44" xlink:type="simple" xlink:show="embed" xlink:actuate="onLoad"/><draw:image xlink:href="./ObjectReplacements/Object 44" xlink:type="simple" xlink:show="embed" xlink:actuate="onLoad"/></draw:frame>, défini par :</text:p>
      <text:p text:style-name="P40"/>
      <text:p text:style-name="P20"><draw:frame draw:style-name="fr1" draw:name="Object45" text:anchor-type="as-char" svg:y="-0.713cm" svg:width="6.703cm" svg:height="1.139cm" draw:z-index="44"><draw:object xlink:href="./Object 45" xlink:type="simple" xlink:show="embed" xlink:actuate="onLoad"/><draw:image xlink:href="./ObjectReplacements/Object 45" xlink:type="simple" xlink:show="embed" xlink:actuate="onLoad"/></draw:frame>.</text:p>
      <text:p text:style-name="P20"/>
      <text:p text:style-name="P48">L’espérance mathématique correspond à la moyenne arithmétique définie en statistique.</text:p>
      <text:p text:style-name="P47"/>
      <text:p text:style-name="P21"><text:span text:style-name="T15">Par rapport à l'exemple précédent :</text:span><draw:frame draw:style-name="fr1" draw:name="Object46" text:anchor-type="as-char" svg:y="-0.713cm" svg:width="9.292cm" svg:height="1.139cm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.</text:p>
      <text:p text:style-name="P21"/>
      <text:p text:style-name="P21"/>
      <text:p text:style-name="P23">On appelle <text:span text:style-name="T3">variance</text:span> <text:span text:style-name="T19">de la variable aléatoire </text:span><text:span text:style-name="T19"><draw:frame draw:style-name="fr1" draw:name="Object47" text:anchor-type="as-char" svg:y="-0.377cm" svg:width="0.527cm" svg:height="0.467cm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9"><text:s/>le réel </text:span>positif<text:span text:style-name="T19">, noté </text:span><text:span text:style-name="T19"><draw:frame draw:style-name="fr1" draw:name="Object48" text:anchor-type="as-char" svg:y="-0.386cm" svg:width="1.198cm" svg:height="0.508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, défini par :</text:span></text:p>
      <text:p text:style-name="P41"/>
      <text:p text:style-name="P24"><draw:frame draw:style-name="fr1" draw:name="Object49" text:anchor-type="as-char" svg:y="-0.713cm" svg:width="7.724cm" svg:height="1.139cm" draw:z-index="48"><draw:object xlink:href="./Object 49" xlink:type="simple" xlink:show="embed" xlink:actuate="onLoad"/><draw:image xlink:href="./ObjectReplacements/Object 49" xlink:type="simple" xlink:show="embed" xlink:actuate="onLoad"/></draw:frame>.</text:p>
      <text:p text:style-name="P24"/>
      <text:p text:style-name="P24"/>
      <text:p text:style-name="P23">L’<text:span text:style-name="T3">écart type</text:span> <text:span text:style-name="T19">de la variable aléatoire </text:span><text:span text:style-name="T19"><draw:frame draw:style-name="fr1" draw:name="Object50" text:anchor-type="as-char" svg:y="-0.377cm" svg:width="0.527cm" svg:height="0.467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9"><text:s/>est le réel </text:span>positif<text:span text:style-name="T19"> </text:span><text:span text:style-name="T19"><draw:frame draw:style-name="fr1" draw:name="Object51" text:anchor-type="as-char" svg:y="-0.386cm" svg:width="1.159cm" svg:height="0.508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9"><text:s/>défini par :</text:span></text:p>
      <text:p text:style-name="P41"/>
      <text:p text:style-name="P24"><draw:frame draw:style-name="fr1" draw:name="Object52" text:anchor-type="as-char" svg:y="-0.425cm" svg:width="2.753cm" svg:height="0.547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.</text:p>
      <text:p text:style-name="P24"/>
      <text:p text:style-name="P18">Par rapport à l'exemple précédent :</text:p>
      <text:p text:style-name="P42"/>
      <text:p text:style-name="P22"><draw:frame draw:style-name="fr1" draw:name="Object53" text:anchor-type="as-char" svg:y="-0.713cm" svg:width="13.633cm" svg:height="1.139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42"/>
      <text:p text:style-name="P22"><draw:frame draw:style-name="fr1" draw:name="Object54" text:anchor-type="as-char" svg:y="-0.656cm" svg:width="5.013cm" svg:height="1.034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"><text:soft-page-break/>Exercices</text:p>
      <text:p text:style-name="P45"/>
      <text:p text:style-name="P25">Ex 1 :<text:span text:style-name="T7"> </text:span><text:span text:style-name="T8">Une machine est alimentée en résistances de 1 à 2 ohms. Elle doit souder successivement trois résistances en série : deux de 2 ohms, puis une de 1 ohm. </text:span></text:p>
      <text:p text:style-name="P28">Elle se dérègle et soude trois résistances au hasard. Un résultat est donné sous la forme d’un triplet : par exemple (1,1,2). Tous les triplets sont équiprobables. </text:p>
      <text:p text:style-name="P44"/>
      <text:list xml:id="list355178359" text:style-name="L2">
        <text:list-item>
          <text:p text:style-name="P54">Quelle est la probabilité d’obtenir le montage prévu ?</text:p>
          <text:p text:style-name="P58"/>
        </text:list-item>
        <text:list-item>
          <text:p text:style-name="P54">On désigne par <draw:frame draw:style-name="fr1" draw:name="Object55" text:anchor-type="as-char" svg:y="-0.377cm" svg:width="0.527cm" svg:height="0.467cm" draw:z-index="54"><draw:object xlink:href="./Object 55" xlink:type="simple" xlink:show="embed" xlink:actuate="onLoad"/><draw:image xlink:href="./ObjectReplacements/Object 55" xlink:type="simple" xlink:show="embed" xlink:actuate="onLoad"/></draw:frame><text:s/>la variable aléatoire qui à chaque triplet associe la somme des trois résistances. Définir la loi de probabilité de <draw:frame draw:style-name="fr1" draw:name="Object56" text:anchor-type="as-char" svg:y="-0.377cm" svg:width="0.527cm" svg:height="0.467cm" draw:z-index="55"><draw:object xlink:href="./Object 56" xlink:type="simple" xlink:show="embed" xlink:actuate="onLoad"/><draw:image xlink:href="./ObjectReplacements/Object 56" xlink:type="simple" xlink:show="embed" xlink:actuate="onLoad"/></draw:frame>.</text:p>
          <text:p text:style-name="P58"/>
        </text:list-item>
        <text:list-item>
          <text:p text:style-name="P54">Calculer la probabilité d’obtenir un résultat inférieur ou égal à 4.</text:p>
          <text:p text:style-name="P58"/>
        </text:list-item>
        <text:list-item>
          <text:p text:style-name="P54">Calculer l’espérance mathématique de <draw:frame draw:style-name="fr1" draw:name="Object57" text:anchor-type="as-char" svg:y="-0.377cm" svg:width="0.527cm" svg:height="0.467cm" draw:z-index="56"><draw:object xlink:href="./Object 57" xlink:type="simple" xlink:show="embed" xlink:actuate="onLoad"/><draw:image xlink:href="./ObjectReplacements/Object 57" xlink:type="simple" xlink:show="embed" xlink:actuate="onLoad"/></draw:frame>, sa variance et son écart type.</text:p>
        </text:list-item>
      </text:list>
      <text:p text:style-name="P27"/>
      <text:p text:style-name="P26">Ex 2 :<text:span text:style-name="T7"> Un</text:span><text:span text:style-name="T9">e</text:span><text:span text:style-name="T7"> entreprise fabrique des moteurs électriques en deux phases indépendantes. </text:span></text:p>
      <text:p text:style-name="P29">La première est susceptible de faire apparaître un défaut électrique A sur 2 % des moteurs et la seconde un défaut mécanique B sur 4 % des moteurs.</text:p>
      <text:p text:style-name="P27">On prélève un moteur au hasard dans la production.</text:p>
      <text:p text:style-name="P43"/>
      <text:list xml:id="list1882492921" text:style-name="L3">
        <text:list-item>
          <text:p text:style-name="P55">Calculer la probabilité des événements suivants.</text:p>
          <text:p text:style-name="P59"/>
          <text:list>
            <text:list-item>
              <text:p text:style-name="P55">Le moteur présente les 2 défauts.</text:p>
              <text:p text:style-name="P59"/>
            </text:list-item>
            <text:list-item>
              <text:p text:style-name="P55">Le moteur ne présente aucun des défauts.</text:p>
              <text:p text:style-name="P59"/>
            </text:list-item>
            <text:list-item>
              <text:p text:style-name="P55">Le moteur présente au moins un des deux défauts.</text:p>
              <text:p text:style-name="P59"/>
            </text:list-item>
            <text:list-item>
              <text:p text:style-name="P55">Le moteur présente un seul défaut.</text:p>
              <text:p text:style-name="P55"/>
            </text:list-item>
          </text:list>
        </text:list-item>
        <text:list-item>
          <text:p text:style-name="P55">Soit <draw:frame draw:style-name="fr1" draw:name="Object58" text:anchor-type="as-char" svg:y="-0.377cm" svg:width="0.527cm" svg:height="0.467cm" draw:z-index="57"><draw:object xlink:href="./Object 58" xlink:type="simple" xlink:show="embed" xlink:actuate="onLoad"/><draw:image xlink:href="./ObjectReplacements/Object 58" xlink:type="simple" xlink:show="embed" xlink:actuate="onLoad"/></draw:frame><text:s/>la variable aléatoire désignant le nombre de types de défaut (A ou B) présentés par les moteurs.</text:p>
          <text:p text:style-name="P59"/>
          <text:list>
            <text:list-item>
              <text:p text:style-name="P55">Quelles sont les valeurs prises par <draw:frame draw:style-name="fr1" draw:name="Object59" text:anchor-type="as-char" svg:y="-0.377cm" svg:width="0.527cm" svg:height="0.467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 ?</text:p>
              <text:p text:style-name="P59"/>
            </text:list-item>
            <text:list-item>
              <text:p text:style-name="P55">Déterminer la loi de probabilité de <draw:frame draw:style-name="fr1" draw:name="Object60" text:anchor-type="as-char" svg:y="-0.377cm" svg:width="0.527cm" svg:height="0.467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.</text:p>
            </text:list-item>
          </text:list>
        </text:list-item>
      </text:list>
      <text:p text:style-name="P43"/>
      <text:list xml:id="list150722799972108" text:continue-numbering="true" text:style-name="L3">
        <text:list-item>
          <text:list>
            <text:list-item>
              <text:p text:style-name="P55">Calculer l’espérance mathématique <draw:frame draw:style-name="fr1" draw:name="Object61" text:anchor-type="as-char" svg:y="-0.386cm" svg:width="1.177cm" svg:height="0.508cm" draw:z-index="60"><draw:object xlink:href="./Object 61" xlink:type="simple" xlink:show="embed" xlink:actuate="onLoad"/><draw:image xlink:href="./ObjectReplacements/Object 61" xlink:type="simple" xlink:show="embed" xlink:actuate="onLoad"/></draw:frame>.</text:p>
              <text:p text:style-name="P59"/>
            </text:list-item>
            <text:list-item>
              <text:p text:style-name="P55">Calculer la variance <draw:frame draw:style-name="fr1" draw:name="Object62" text:anchor-type="as-char" svg:y="-0.386cm" svg:width="1.198cm" svg:height="0.508cm" draw:z-index="61"><draw:object xlink:href="./Object 62" xlink:type="simple" xlink:show="embed" xlink:actuate="onLoad"/><draw:image xlink:href="./ObjectReplacements/Object 62" xlink:type="simple" xlink:show="embed" xlink:actuate="onLoad"/></draw:frame><text:s/>et en déduire l’écart type de <draw:frame draw:style-name="fr1" draw:name="Object63" text:anchor-type="as-char" svg:y="-0.377cm" svg:width="0.527cm" svg:height="0.467cm" draw:z-index="62"><draw:object xlink:href="./Object 63" xlink:type="simple" xlink:show="embed" xlink:actuate="onLoad"/><draw:image xlink:href="./ObjectReplacements/Object 63" xlink:type="simple" xlink:show="embed" xlink:actuate="onLoad"/></draw:frame>. On donnera les résultat à 10<text:span text:style-name="T20">-2</text:span><text:span text:style-name="T21"> pré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09:40:32.280060394</meta:creation-date>
    <dc:date>2020-10-27T15:07:20.730925476</dc:date>
    <meta:editing-duration>PT41M34S</meta:editing-duration>
    <meta:editing-cycles>26</meta:editing-cycles>
    <meta:generator>LibreOffice/6.0.7.3$Linux_X86_64 LibreOffice_project/00m0$Build-3</meta:generator>
    <meta:document-statistic meta:table-count="1" meta:image-count="0" meta:object-count="63" meta:page-count="3" meta:paragraph-count="77" meta:word-count="565" meta:character-count="3221" meta:non-whitespace-character-count="2704"/>
  </office:meta>
</office:document-meta>
</file>

<file path=Object 1/content.xml><?xml version="1.0" encoding="utf-8"?>
<math xmlns="http://www.w3.org/1998/Math/MathML" display="block">
  <semantics>
    <mrow>
      <mi mathvariant="normal">Ω</mi>
      <mo stretchy="false">=</mo>
      <mrow>
        <mo fence="true" stretchy="true">{</mo>
        <mrow>
          <mrow>
            <mrow>
              <mo fence="true" stretchy="false">(</mo>
              <mrow>
                <mn>1,1</mn>
              </mrow>
              <mo fence="true" stretchy="false">)</mo>
            </mrow>
            <mi>,</mi>
            <mrow>
              <mo fence="true" stretchy="false">(</mo>
              <mrow>
                <mn>1,2</mn>
              </mrow>
              <mo fence="true" stretchy="false">)</mo>
            </mrow>
            <mi>,</mi>
            <mrow>
              <mo fence="true" stretchy="false">(</mo>
              <mrow>
                <mn>1,3</mn>
              </mrow>
              <mo fence="true" stretchy="false">)</mo>
            </mrow>
            <mi>,</mi>
            <mrow>
              <mo fence="true" stretchy="false">(</mo>
              <mrow>
                <mn>2,1</mn>
              </mrow>
              <mo fence="true" stretchy="false">)</mo>
            </mrow>
            <mi>,</mi>
            <mrow>
              <mo fence="true" stretchy="false">(</mo>
              <mrow>
                <mn>2,2</mn>
              </mrow>
              <mo fence="true" stretchy="false">)</mo>
            </mrow>
            <mi>,</mi>
            <mrow>
              <mo fence="true" stretchy="false">(</mo>
              <mrow>
                <mn>2,3</mn>
              </mrow>
              <mo fence="true" stretchy="false">)</mo>
            </mrow>
            <mi>,</mi>
            <mrow>
              <mo fence="true" stretchy="false">(</mo>
              <mrow>
                <mn>3,1</mn>
              </mrow>
              <mo fence="true" stretchy="false">)</mo>
            </mrow>
            <mi>,</mi>
            <mrow>
              <mo fence="true" stretchy="false">(</mo>
              <mrow>
                <mn>3,2</mn>
              </mrow>
              <mo fence="true" stretchy="false">)</mo>
            </mrow>
            <mi>,</mi>
            <mrow>
              <mo fence="true" stretchy="false">(</mo>
              <mrow>
                <mn>3,3</mn>
              </mrow>
              <mo fence="true" stretchy="false">)</mo>
            </mrow>
          </mrow>
        </mrow>
        <mo fence="true" stretchy="true">}</mo>
      </mrow>
    </mrow>
    <annotation encoding="StarMath 5.0">%OMEGA = left lbrace ( 1,1 ),( 1,2 ),( 1,3 ),( 2,1 ),( 2,2 ),( 2,3 ),( 3,1 ),( 3,2 ),( 3,3 ) right rbrace 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3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o stretchy="false">{</mo>
              <mrow>
                <mo fence="true" stretchy="false">(</mo>
                <mrow>
                  <mn>1,2</mn>
                </mrow>
                <mo fence="true" stretchy="false">)</mo>
              </mrow>
              <mi>,</mi>
              <mrow>
                <mo fence="true" stretchy="false">(</mo>
                <mrow>
                  <mn>2,1</mn>
                </mrow>
                <mo fence="true" stretchy="false">)</mo>
              </mrow>
              <mo stretchy="false">}</mo>
            </mrow>
          </mrow>
          <mo fence="true" stretchy="false">)</mo>
        </mrow>
        <mo stretchy="false">=</mo>
        <mfrac>
          <mn>2</mn>
          <mn>9</mn>
        </mfrac>
      </mrow>
    </mrow>
    <annotation encoding="StarMath 5.0">P( X=3 ) =P( \{ (1,2),(2,1) \} ) =  2 over 9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4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o stretchy="false">{</mo>
              <mrow>
                <mo fence="true" stretchy="false">(</mo>
                <mrow>
                  <mn>1,3</mn>
                </mrow>
                <mo fence="true" stretchy="false">)</mo>
              </mrow>
              <mi>,</mi>
              <mrow>
                <mo fence="true" stretchy="false">(</mo>
                <mrow>
                  <mn>2,2</mn>
                </mrow>
                <mo fence="true" stretchy="false">)</mo>
              </mrow>
              <mi>,</mi>
              <mrow>
                <mo fence="true" stretchy="false">(</mo>
                <mrow>
                  <mn>3,1</mn>
                </mrow>
                <mo fence="true" stretchy="false">)</mo>
              </mrow>
              <mo stretchy="false">}</mo>
            </mrow>
          </mrow>
          <mo fence="true" stretchy="false">)</mo>
        </mrow>
        <mo stretchy="false">=</mo>
        <mfrac>
          <mn>3</mn>
          <mn>9</mn>
        </mfrac>
      </mrow>
    </mrow>
    <annotation encoding="StarMath 5.0">P( X=4 ) =P( \{ (1,3),(2,2),(3,1) \} ) =  3 over 9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5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o stretchy="false">{</mo>
              <mrow>
                <mo fence="true" stretchy="false">(</mo>
                <mrow>
                  <mn>2,3</mn>
                </mrow>
                <mo fence="true" stretchy="false">)</mo>
              </mrow>
              <mi>,</mi>
              <mrow>
                <mo fence="true" stretchy="false">(</mo>
                <mrow>
                  <mn>3,2</mn>
                </mrow>
                <mo fence="true" stretchy="false">)</mo>
              </mrow>
              <mo stretchy="false">}</mo>
            </mrow>
          </mrow>
          <mo fence="true" stretchy="false">)</mo>
        </mrow>
        <mo stretchy="false">=</mo>
        <mfrac>
          <mn>2</mn>
          <mn>9</mn>
        </mfrac>
      </mrow>
    </mrow>
    <annotation encoding="StarMath 5.0">P( X=5 ) =P( \{ (2,3),(3,2) \} ) =  2 over 9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6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o stretchy="false">{</mo>
              <mrow>
                <mo fence="true" stretchy="false">(</mo>
                <mrow>
                  <mn>3,3</mn>
                </mrow>
                <mo fence="true" stretchy="false">)</mo>
              </mrow>
              <mo stretchy="false">}</mo>
            </mrow>
          </mrow>
          <mo fence="true" stretchy="false">)</mo>
        </mrow>
        <mo stretchy="false">=</mo>
        <mfrac>
          <mn>1</mn>
          <mn>9</mn>
        </mfrac>
      </mrow>
    </mrow>
    <annotation encoding="StarMath 5.0">P( X=6 ) =P( \{ (3,3) \} ) =  1 over 9</annotation>
  </semantics>
</math>
</file>

<file path=Object 14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5/content.xml><?xml version="1.0" encoding="utf-8"?>
<math xmlns="http://www.w3.org/1998/Math/MathML" display="block">
  <semantics>
    <mi>N</mi>
    <annotation encoding="StarMath 5.0">N</annotation>
  </semantics>
</math>
</file>

<file path=Object 16/content.xml><?xml version="1.0" encoding="utf-8"?>
<math xmlns="http://www.w3.org/1998/Math/MathML" display="block">
  <semantics>
    <mrow>
      <mrow>
        <mi mathvariant="normal">Ω</mi>
        <mo stretchy="false">=</mo>
        <mo stretchy="false">{</mo>
      </mrow>
      <msub>
        <mi>ω</mi>
        <mn>1</mn>
      </msub>
      <mi>,</mi>
      <msub>
        <mi>ω</mi>
        <mrow>
          <mn>2,.</mn>
          <mn>..</mn>
        </mrow>
      </msub>
      <mi>,</mi>
      <msub>
        <mi>ω</mi>
        <mi>N</mi>
      </msub>
      <mo stretchy="false">}</mo>
    </mrow>
    <annotation encoding="StarMath 5.0">%OMEGA=\{%omega_1,%omega_2,...,%omega_N\}</annotation>
  </semantics>
</math>
</file>

<file path=Object 17/content.xml><?xml version="1.0" encoding="utf-8"?>
<math xmlns="http://www.w3.org/1998/Math/MathML" display="block">
  <semantics>
    <mrow>
      <mo fence="true" stretchy="false">(</mo>
      <mrow>
        <mrow>
          <mi>N</mi>
          <mo stretchy="false">∈</mo>
          <mi mathvariant="normal">ℕ</mi>
        </mrow>
      </mrow>
      <mo fence="true" stretchy="false">)</mo>
    </mrow>
    <annotation encoding="StarMath 5.0">( N in setN   )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0/content.xml><?xml version="1.0" encoding="utf-8"?>
<math xmlns="http://www.w3.org/1998/Math/MathML" display="block">
  <semantics>
    <mi mathvariant="normal">ℝ</mi>
    <annotation encoding="StarMath 5.0">setR</annotation>
  </semantics>
</math>
</file>

<file path=Object 21/content.xml><?xml version="1.0" encoding="utf-8"?>
<math xmlns="http://www.w3.org/1998/Math/MathML" display="block">
  <semantics>
    <mrow>
      <mi>X</mi>
      <mi mathvariant="normal">:</mi>
      <mi mathvariant="normal">Ω</mi>
      <mo stretchy="false">→</mo>
      <mi mathvariant="normal">ℝ</mi>
    </mrow>
    <annotation encoding="StarMath 5.0">X : %OMEGA rightarrow setR</annotation>
  </semantics>
</math>
</file>

<file path=Object 22/content.xml><?xml version="1.0" encoding="utf-8"?>
<math xmlns="http://www.w3.org/1998/Math/MathML" display="block">
  <semantics>
    <mrow>
      <msub>
        <mi>ω</mi>
        <mi>i</mi>
      </msub>
      <mo stretchy="false">→</mo>
      <msub>
        <mi>x</mi>
        <mi>i</mi>
      </msub>
    </mrow>
    <annotation encoding="StarMath 5.0">%omega_i rightarrow x_i</annotation>
  </semantics>
</math>
</file>

<file path=Object 23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4/content.xml><?xml version="1.0" encoding="utf-8"?>
<math xmlns="http://www.w3.org/1998/Math/MathML" display="block">
  <semantics>
    <mi>X</mi>
    <annotation encoding="StarMath 5.0">X</annotation>
  </semantics>
</math>
</file>

<file path=Object 2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6/content.xml><?xml version="1.0" encoding="utf-8"?>
<math xmlns="http://www.w3.org/1998/Math/MathML" display="block">
  <semantics>
    <mi>X</mi>
    <annotation encoding="StarMath 5.0">X</annotation>
  </semantics>
</math>
</file>

<file path=Object 27/content.xml><?xml version="1.0" encoding="utf-8"?>
<math xmlns="http://www.w3.org/1998/Math/MathML" display="block">
  <semantics>
    <mrow>
      <mo fence="true" stretchy="false">(</mo>
      <mrow>
        <mrow>
          <msub>
            <mi>x</mi>
            <mi>i</mi>
          </msub>
          <mi>,</mi>
          <mi>P</mi>
          <mrow>
            <mo fence="true" stretchy="false">(</mo>
            <mrow>
              <mrow>
                <mi>X</mi>
                <mo stretchy="false">=</mo>
                <msub>
                  <mi>x</mi>
                  <mi>i</mi>
                </msub>
              </mrow>
            </mrow>
            <mo fence="true" stretchy="false">)</mo>
          </mrow>
        </mrow>
      </mrow>
      <mo fence="true" stretchy="false">)</mo>
    </mrow>
    <annotation encoding="StarMath 5.0">( x_i,P(X=x_i) )</annotation>
  </semantics>
</math>
</file>

<file path=Object 28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9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o stretchy="false">{</mo>
              <mrow>
                <mo fence="true" stretchy="false">(</mo>
                <mrow>
                  <mn>1,1</mn>
                </mrow>
                <mo fence="true" stretchy="false">)</mo>
              </mrow>
              <mo stretchy="false">}</mo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o stretchy="false">{</mo>
              <mrow>
                <mo fence="true" stretchy="false">(</mo>
                <mrow>
                  <mn>1,2</mn>
                </mrow>
                <mo fence="true" stretchy="false">)</mo>
              </mrow>
              <mo stretchy="false">}</mo>
            </mrow>
          </mrow>
          <mo fence="true" stretchy="false">)</mo>
        </mrow>
        <mo stretchy="false">=</mo>
        <mn>...</mn>
        <mo stretchy="false">=</mo>
        <mfrac>
          <mn>1</mn>
          <mn>9</mn>
        </mfrac>
      </mrow>
    </mrow>
    <annotation encoding="StarMath 5.0">P( \{ (1,1) \} ) = P( \{ (1,2) \} ) = ... = 1 over 9</annotation>
  </semantics>
</math>
</file>

<file path=Object 30/content.xml><?xml version="1.0" encoding="utf-8"?>
<math xmlns="http://www.w3.org/1998/Math/MathML" display="block">
  <semantics>
    <mi>X</mi>
    <annotation encoding="StarMath 5.0">X</annotation>
  </semantics>
</math>
</file>

<file path=Object 3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2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P(X=x_i)</annotation>
  </semantics>
</math>
</file>

<file path=Object 33/content.xml><?xml version="1.0" encoding="utf-8"?>
<math xmlns="http://www.w3.org/1998/Math/MathML" display="block">
  <semantics>
    <mn>2</mn>
    <annotation encoding="StarMath 5.0">2</annotation>
  </semantics>
</math>
</file>

<file path=Object 34/content.xml><?xml version="1.0" encoding="utf-8"?>
<math xmlns="http://www.w3.org/1998/Math/MathML" display="block">
  <semantics>
    <mn>3</mn>
    <annotation encoding="StarMath 5.0">3</annotation>
  </semantics>
</math>
</file>

<file path=Object 35/content.xml><?xml version="1.0" encoding="utf-8"?>
<math xmlns="http://www.w3.org/1998/Math/MathML" display="block">
  <semantics>
    <mn>4</mn>
    <annotation encoding="StarMath 5.0">4</annotation>
  </semantics>
</math>
</file>

<file path=Object 36/content.xml><?xml version="1.0" encoding="utf-8"?>
<math xmlns="http://www.w3.org/1998/Math/MathML" display="block">
  <semantics>
    <mn>5</mn>
    <annotation encoding="StarMath 5.0">5</annotation>
  </semantics>
</math>
</file>

<file path=Object 37/content.xml><?xml version="1.0" encoding="utf-8"?>
<math xmlns="http://www.w3.org/1998/Math/MathML" display="block">
  <semantics>
    <mn>6</mn>
    <annotation encoding="StarMath 5.0">6</annotation>
  </semantics>
</math>
</file>

<file path=Object 38/content.xml><?xml version="1.0" encoding="utf-8"?>
<math xmlns="http://www.w3.org/1998/Math/MathML" display="block">
  <semantics>
    <mfrac>
      <mn>1</mn>
      <mn>9</mn>
    </mfrac>
    <annotation encoding="StarMath 5.0">1 over 9</annotation>
  </semantics>
</math>
</file>

<file path=Object 39/content.xml><?xml version="1.0" encoding="utf-8"?>
<math xmlns="http://www.w3.org/1998/Math/MathML" display="block">
  <semantics>
    <mfrac>
      <mn>2</mn>
      <mn>9</mn>
    </mfrac>
    <annotation encoding="StarMath 5.0">2 over 9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40/content.xml><?xml version="1.0" encoding="utf-8"?>
<math xmlns="http://www.w3.org/1998/Math/MathML" display="block">
  <semantics>
    <mfrac>
      <mn>3</mn>
      <mn>9</mn>
    </mfrac>
    <annotation encoding="StarMath 5.0">3 over 9</annotation>
  </semantics>
</math>
</file>

<file path=Object 41/content.xml><?xml version="1.0" encoding="utf-8"?>
<math xmlns="http://www.w3.org/1998/Math/MathML" display="block">
  <semantics>
    <mfrac>
      <mn>2</mn>
      <mn>9</mn>
    </mfrac>
    <annotation encoding="StarMath 5.0">2 over 9</annotation>
  </semantics>
</math>
</file>

<file path=Object 42/content.xml><?xml version="1.0" encoding="utf-8"?>
<math xmlns="http://www.w3.org/1998/Math/MathML" display="block">
  <semantics>
    <mfrac>
      <mn>1</mn>
      <mn>9</mn>
    </mfrac>
    <annotation encoding="StarMath 5.0">1 over 9</annotation>
  </semantics>
</math>
</file>

<file path=Object 43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row>
      <mi>E</mi>
      <mrow>
        <mo fence="true" stretchy="false">(</mo>
        <mrow>
          <mi>X</mi>
        </mrow>
        <mo fence="true" stretchy="false">)</mo>
      </mrow>
    </mrow>
    <annotation encoding="StarMath 5.0">E(X)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p</mi>
            <mi>i</mi>
          </msub>
        </mrow>
      </mrow>
      <mrow>
        <msub>
          <mi>x</mi>
          <mi>i</mi>
        </msub>
        <mo stretchy="false">=</mo>
        <msub>
          <mi>p</mi>
          <mn>1</mn>
        </msub>
      </mrow>
      <mrow>
        <msub>
          <mi>x</mi>
          <mn>1</mn>
        </msub>
        <mo stretchy="false">+</mo>
        <msub>
          <mi>p</mi>
          <mn>2</mn>
        </msub>
      </mrow>
      <mrow>
        <msub>
          <mi>x</mi>
          <mn>2</mn>
        </msub>
        <mo stretchy="false">+</mo>
        <mn>...</mn>
        <mo stretchy="false">+</mo>
        <msub>
          <mi>p</mi>
          <mi>n</mi>
        </msub>
      </mrow>
      <msub>
        <mi>x</mi>
        <mi>n</mi>
      </msub>
    </mrow>
    <annotation encoding="StarMath 5.0">E(X) = sum from{i=1} to{n} p_i x_i = p_1 x_1 + p_2 x_2 + ... + p_n x_n</annotation>
  </semantics>
</math>
</file>

<file path=Object 46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p</mi>
            <mi>i</mi>
          </msub>
        </mrow>
      </mrow>
      <mrow>
        <msub>
          <mi>x</mi>
          <mi>i</mi>
        </msub>
        <mo stretchy="false">=</mo>
        <mrow>
          <mrow>
            <mfrac>
              <mn>1</mn>
              <mn>9</mn>
            </mfrac>
            <mo stretchy="false">×</mo>
            <mn>2</mn>
          </mrow>
          <mo stretchy="false">+</mo>
          <mrow>
            <mfrac>
              <mn>2</mn>
              <mn>9</mn>
            </mfrac>
            <mo stretchy="false">×</mo>
            <mn>3</mn>
          </mrow>
          <mo stretchy="false">+</mo>
          <mrow>
            <mfrac>
              <mn>3</mn>
              <mn>9</mn>
            </mfrac>
            <mo stretchy="false">×</mo>
            <mn>4</mn>
          </mrow>
          <mo stretchy="false">+</mo>
          <mrow>
            <mfrac>
              <mn>2</mn>
              <mn>9</mn>
            </mfrac>
            <mo stretchy="false">×</mo>
            <mn>5</mn>
          </mrow>
          <mo stretchy="false">+</mo>
          <mrow>
            <mfrac>
              <mn>1</mn>
              <mn>9</mn>
            </mfrac>
            <mo stretchy="false">×</mo>
            <mn>6</mn>
          </mrow>
        </mrow>
        <mo stretchy="false">=</mo>
        <mn>4</mn>
      </mrow>
    </mrow>
    <annotation encoding="StarMath 5.0">E( X ) = sum from{i=1} to{n} p_i x_i = 1 over 9 times 2 + 2 over 9 times 3 + 3 over 9 times 4 + 2 over 9 times 5 + 1 over 9 times 6 = 4</annotation>
  </semantics>
</math>
</file>

<file path=Object 47/content.xml><?xml version="1.0" encoding="utf-8"?>
<math xmlns="http://www.w3.org/1998/Math/MathML" display="block">
  <semantics>
    <mi>X</mi>
    <annotation encoding="StarMath 5.0">X</annotation>
  </semantics>
</math>
</file>

<file path=Object 48/content.xml><?xml version="1.0" encoding="utf-8"?>
<math xmlns="http://www.w3.org/1998/Math/MathML" display="block">
  <semantics>
    <mrow>
      <mi>V</mi>
      <mrow>
        <mo fence="true" stretchy="false">(</mo>
        <mrow>
          <mi>X</mi>
        </mrow>
        <mo fence="true" stretchy="false">)</mo>
      </mrow>
    </mrow>
    <annotation encoding="StarMath 5.0">V(X)</annotation>
  </semantics>
</math>
</file>

<file path=Object 49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row>
        <mrow>
          <mrow>
            <mo fence="true" stretchy="false">(</mo>
            <mrow>
              <msup>
                <mi>X</mi>
                <mn>2</mn>
              </msup>
            </mrow>
            <mo fence="true" stretchy="false">)</mo>
          </mrow>
          <mo stretchy="false">−</mo>
          <msup>
            <mrow>
              <mo fence="true" stretchy="false">[</mo>
              <mrow>
                <mrow>
                  <mi>E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  <mn>2</mn>
          </msup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p</mi>
            <mi>i</mi>
          </msub>
        </mrow>
      </mrow>
      <mrow>
        <msubsup>
          <mi>x</mi>
          <mi>i</mi>
          <mn>2</mn>
        </msubsup>
        <mo stretchy="false">−</mo>
        <msup>
          <mrow>
            <mo fence="true" stretchy="false">[</mo>
            <mrow>
              <mrow>
                <mi>E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]</mo>
          </mrow>
          <mn>2</mn>
        </msup>
      </mrow>
    </mrow>
    <annotation encoding="StarMath 5.0">V( X ) = E(X^2)-[E(X)]^2 = sum from{i=1} to{n} p_i x_i^2 - [E(X)]^2</annotation>
  </semantics>
</math>
</file>

<file path=Object 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0/content.xml><?xml version="1.0" encoding="utf-8"?>
<math xmlns="http://www.w3.org/1998/Math/MathML" display="block">
  <semantics>
    <mi>X</mi>
    <annotation encoding="StarMath 5.0">X</annotation>
  </semantics>
</math>
</file>

<file path=Object 51/content.xml><?xml version="1.0" encoding="utf-8"?>
<math xmlns="http://www.w3.org/1998/Math/MathML" display="block">
  <semantics>
    <mrow>
      <mi>σ</mi>
      <mrow>
        <mo fence="true" stretchy="false">(</mo>
        <mrow>
          <mi>X</mi>
        </mrow>
        <mo fence="true" stretchy="false">)</mo>
      </mrow>
    </mrow>
    <annotation encoding="StarMath 5.0">%sigma(X)</annotation>
  </semantics>
</math>
</file>

<file path=Object 52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i>V</mi>
            <mrow>
              <mo fence="true" stretchy="false">(</mo>
              <mrow>
                <mi>X</mi>
              </mrow>
              <mo fence="true" stretchy="false">)</mo>
            </mrow>
          </mrow>
        </msqrt>
      </mrow>
    </mrow>
    <annotation encoding="StarMath 5.0">%sigma(X) = sqrt {V( X )}</annotation>
  </semantics>
</math>
</file>

<file path=Object 53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p</mi>
            <mi>i</mi>
          </msub>
        </mrow>
      </mrow>
      <mrow>
        <mrow>
          <msubsup>
            <mi>x</mi>
            <mi>i</mi>
            <mn>2</mn>
          </msubsup>
          <mo stretchy="false">−</mo>
          <msup>
            <mrow>
              <mo fence="true" stretchy="false">[</mo>
              <mrow>
                <mrow>
                  <mi>E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  <mn>2</mn>
          </msup>
        </mrow>
        <mo stretchy="false">=</mo>
        <mrow>
          <mrow>
            <mfrac>
              <mn>1</mn>
              <mn>9</mn>
            </mfrac>
            <mo stretchy="false">×</mo>
            <msup>
              <mn>2</mn>
              <mn>2</mn>
            </msup>
          </mrow>
          <mo stretchy="false">+</mo>
          <mrow>
            <mfrac>
              <mn>2</mn>
              <mn>9</mn>
            </mfrac>
            <mo stretchy="false">×</mo>
            <msup>
              <mn>3</mn>
              <mn>2</mn>
            </msup>
          </mrow>
          <mo stretchy="false">+</mo>
          <mrow>
            <mfrac>
              <mn>3</mn>
              <mn>9</mn>
            </mfrac>
            <mo stretchy="false">×</mo>
            <msup>
              <mn>4</mn>
              <mn>2</mn>
            </msup>
          </mrow>
          <mo stretchy="false">+</mo>
          <mrow>
            <mfrac>
              <mn>2</mn>
              <mn>9</mn>
            </mfrac>
            <mo stretchy="false">×</mo>
            <msup>
              <mn>5</mn>
              <mn>2</mn>
            </msup>
          </mrow>
          <mo stretchy="false">+</mo>
          <mrow>
            <mfrac>
              <mn>1</mn>
              <mn>9</mn>
            </mfrac>
            <mo stretchy="false">×</mo>
            <msup>
              <mn>6</mn>
              <mn>2</mn>
            </msup>
          </mrow>
          <mo stretchy="false">−</mo>
          <msup>
            <mn>4</mn>
            <mn>2</mn>
          </msup>
        </mrow>
        <mo stretchy="false">=</mo>
        <mfrac>
          <mn>4</mn>
          <mn>3</mn>
        </mfrac>
        <mo stretchy="false">≈</mo>
        <mn>1,33</mn>
      </mrow>
    </mrow>
    <annotation encoding="StarMath 5.0">V( X ) = sum from{i=1} to{n} p_i x_i^2 - [E(X)]^2 = 1 over 9 times 2^2 + 2 over 9 times 3^2 + 3 over 9 times 4^2 + 2 over 9 times 5^2 + 1 over 9 times 6^2 -4^2 = 4 over 3 approx 1,33</annotation>
  </semantics>
</math>
</file>

<file path=Object 54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i>V</mi>
            <mrow>
              <mo fence="true" stretchy="false">(</mo>
              <mrow>
                <mi>X</mi>
              </mrow>
              <mo fence="true" stretchy="false">)</mo>
            </mrow>
          </mrow>
        </msqrt>
        <mo stretchy="false">=</mo>
        <mfrac>
          <mrow>
            <mn>2</mn>
            <msqrt>
              <mn>3</mn>
            </msqrt>
          </mrow>
          <mn>3</mn>
        </mfrac>
        <mo stretchy="false">≈</mo>
        <mn>1,15</mn>
      </mrow>
    </mrow>
    <annotation encoding="StarMath 5.0">%sigma( X ) = sqrt {V( X )} = {2 sqrt 3} over 3 approx 1,15</annotation>
  </semantics>
</math>
</file>

<file path=Object 55/content.xml><?xml version="1.0" encoding="utf-8"?>
<math xmlns="http://www.w3.org/1998/Math/MathML" display="block">
  <semantics>
    <mi>X</mi>
    <annotation encoding="StarMath 5.0">X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i mathvariant="normal">ℝ</mi>
    <annotation encoding="StarMath 5.0">setR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row>
      <mi>E</mi>
      <mrow>
        <mo fence="true" stretchy="false">(</mo>
        <mrow>
          <mi>X</mi>
        </mrow>
        <mo fence="true" stretchy="false">)</mo>
      </mrow>
    </mrow>
    <annotation encoding="StarMath 5.0">E(X)</annotation>
  </semantics>
</math>
</file>

<file path=Object 62/content.xml><?xml version="1.0" encoding="utf-8"?>
<math xmlns="http://www.w3.org/1998/Math/MathML" display="block">
  <semantics>
    <mrow>
      <mi>V</mi>
      <mrow>
        <mo fence="true" stretchy="false">(</mo>
        <mrow>
          <mi>X</mi>
        </mrow>
        <mo fence="true" stretchy="false">)</mo>
      </mrow>
    </mrow>
    <annotation encoding="StarMath 5.0">V(X)</annotation>
  </semantics>
</math>
</file>

<file path=Object 63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row>
      <mo stretchy="false">{</mo>
      <mrow>
        <mo fence="true" stretchy="false">(</mo>
        <mrow>
          <mn>1,1</mn>
        </mrow>
        <mo fence="true" stretchy="false">)</mo>
      </mrow>
      <mo stretchy="false">}</mo>
    </mrow>
    <annotation encoding="StarMath 5.0">\{ (1,1) \}</annotation>
  </semantics>
</math>
</file>

<file path=Object 8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2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o stretchy="false">{</mo>
              <mrow>
                <mo fence="true" stretchy="false">(</mo>
                <mrow>
                  <mn>1,1</mn>
                </mrow>
                <mo fence="true" stretchy="false">)</mo>
              </mrow>
              <mo stretchy="false">}</mo>
            </mrow>
          </mrow>
          <mo fence="true" stretchy="false">)</mo>
        </mrow>
        <mo stretchy="false">=</mo>
        <mfrac>
          <mn>1</mn>
          <mn>9</mn>
        </mfrac>
      </mrow>
    </mrow>
    <annotation encoding="StarMath 5.0">P( X=2 ) =P( \{ (1,1) \} ) =  1 over 9</annotation>
  </semantics>
</math>
</file>